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</style:style>
    <style:style style:name="T572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402843871S</text:p>
        </text:list-item>
        <text:list-item>
          <text:p text:style-name="P307">BR240975459126J</text:p>
        </text:list-item>
        <text:list-item>
          <text:p text:style-name="P308">BR2414264728592</text:p>
        </text:list-item>
        <text:list-item>
          <text:p text:style-name="P309">BR245918038640L</text:p>
        </text:list-item>
        <text:list-item>
          <text:p text:style-name="P310">BR240890301492W</text:p>
        </text:list-item>
        <text:list-item>
          <text:p text:style-name="P311">BR247002017114U</text:p>
        </text:list-item>
        <text:list-item>
          <text:p text:style-name="P312">BR247890261003V</text:p>
        </text:list-item>
        <text:list-item>
          <text:p text:style-name="P313">BR246948184721M</text:p>
        </text:list-item>
        <text:list-item>
          <text:p text:style-name="P314">BR242751814340J</text:p>
        </text:list-item>
        <text:list-item>
          <text:p text:style-name="P315">BR242441571082F</text:p>
        </text:list-item>
        <text:list-item>
          <text:p text:style-name="P316">BR240334304328L</text:p>
        </text:list-item>
        <text:list-item>
          <text:p text:style-name="P317">BR243294750273Y</text:p>
        </text:list-item>
        <text:list-item>
          <text:p text:style-name="P318">BR2406834661960</text:p>
        </text:list-item>
        <text:list-item>
          <text:p text:style-name="P319">BR2465580855701</text:p>
        </text:list-item>
        <text:list-item>
          <text:p text:style-name="P320">BR243035125649Q</text:p>
        </text:list-item>
        <text:list-item>
          <text:p text:style-name="P321">BR244196996604M</text:p>
        </text:list-item>
        <text:list-item>
          <text:p text:style-name="P322">BR244160063934I</text:p>
        </text:list-item>
        <text:list-item>
          <text:p text:style-name="P323">BR245696175838O</text:p>
        </text:list-item>
        <text:list-item>
          <text:p text:style-name="P324">BR244381613525R</text:p>
        </text:list-item>
        <text:list-item>
          <text:p text:style-name="P325">BR2402384524225</text:p>
        </text:list-item>
        <text:list-item>
          <text:p text:style-name="P326">BR245785842769W</text:p>
        </text:list-item>
        <text:list-item>
          <text:p text:style-name="P327">BR248613629743S</text:p>
        </text:list-item>
        <text:list-item>
          <text:p text:style-name="P328">BR248551311351V</text:p>
        </text:list-item>
        <text:list-item>
          <text:p text:style-name="P329">BR2486670771482</text:p>
        </text:list-item>
        <text:list-item>
          <text:p text:style-name="P330">BR246811999466S</text:p>
        </text:list-item>
        <text:list-item>
          <text:p text:style-name="P331">BR247159806008Z</text:p>
        </text:list-item>
        <text:list-item>
          <text:p text:style-name="P332">BR247566249814O</text:p>
        </text:list-item>
        <text:list-item>
          <text:p text:style-name="P333">BR247273077305L</text:p>
        </text:list-item>
        <text:list-item>
          <text:p text:style-name="P334">BR246195712574Y</text:p>
        </text:list-item>
        <text:list-item>
          <text:p text:style-name="P335">BR2489147308136</text:p>
        </text:list-item>
        <text:list-item>
          <text:p text:style-name="P336">BR245439320860G</text:p>
        </text:list-item>
        <text:list-item>
          <text:p text:style-name="P337">BR248262783589S</text:p>
        </text:list-item>
        <text:list-item>
          <text:p text:style-name="P338">BR249550365354Y</text:p>
        </text:list-item>
        <text:list-item>
          <text:p text:style-name="P339">BR244885147500X</text:p>
        </text:list-item>
        <text:list-item>
          <text:p text:style-name="P340">BR245752234428W</text:p>
        </text:list-item>
        <text:list-item>
          <text:p text:style-name="P341">BR240845715460Z</text:p>
        </text:list-item>
        <text:list-item>
          <text:p text:style-name="P342">BR243884041524Y</text:p>
        </text:list-item>
        <text:list-item>
          <text:p text:style-name="P343">BR2483421627781</text:p>
        </text:list-item>
        <text:list-item>
          <text:p text:style-name="P344">BR246153107913L</text:p>
        </text:list-item>
        <text:list-item>
          <text:p text:style-name="P345">BR246063941395I</text:p>
        </text:list-item>
        <text:list-item>
          <text:p text:style-name="P346">BR243307680578S</text:p>
        </text:list-item>
        <text:list-item>
          <text:p text:style-name="P347">BR246626077195P</text:p>
        </text:list-item>
        <text:list-item>
          <text:p text:style-name="P348">BR2400387461339</text:p>
        </text:list-item>
        <text:list-item>
          <text:p text:style-name="P349">BR249069989017B</text:p>
        </text:list-item>
        <text:list-item>
          <text:p text:style-name="P350">BR2455328476669</text:p>
        </text:list-item>
        <text:list-item>
          <text:p text:style-name="P351">BR2455302233208</text:p>
        </text:list-item>
        <text:list-item>
          <text:p text:style-name="P352">BR248179301488E</text:p>
        </text:list-item>
        <text:list-item>
          <text:p text:style-name="P353">BR248074471982F</text:p>
        </text:list-item>
        <text:list-item>
          <text:p text:style-name="P354">BR241259385884F</text:p>
        </text:list-item>
        <text:list-item>
          <text:p text:style-name="P355">BR2410366812599</text:p>
        </text:list-item>
        <text:list-item>
          <text:p text:style-name="P356">BR247267815711Z</text:p>
        </text:list-item>
        <text:list-item>
          <text:p text:style-name="P357">BR246217809912L</text:p>
        </text:list-item>
        <text:list-item>
          <text:p text:style-name="P358">BR241163577349N</text:p>
        </text:list-item>
        <text:list-item>
          <text:p text:style-name="P359">BR248269372981U</text:p>
        </text:list-item>
        <text:list-item>
          <text:p text:style-name="P360">BR248274296839Z</text:p>
        </text:list-item>
        <text:list-item>
          <text:p text:style-name="P361">BR240586406493X</text:p>
        </text:list-item>
        <text:list-item>
          <text:p text:style-name="P362">BR247918522201E</text:p>
        </text:list-item>
        <text:list-item>
          <text:p text:style-name="P363">BR248028071765G</text:p>
        </text:list-item>
        <text:list-item>
          <text:p text:style-name="P364">BR243036767292X</text:p>
        </text:list-item>
        <text:list-item>
          <text:p text:style-name="P365">BR248303392522T</text:p>
        </text:list-item>
        <text:list-item>
          <text:p text:style-name="P366">BR2445928188260</text:p>
        </text:list-item>
        <text:list-item>
          <text:p text:style-name="P367">BR244068042118U</text:p>
        </text:list-item>
        <text:list-item>
          <text:p text:style-name="P368">BR249800036838V</text:p>
        </text:list-item>
        <text:list-item>
          <text:p text:style-name="P369">BR242733529670U</text:p>
        </text:list-item>
        <text:list-item>
          <text:p text:style-name="P370">BR247486823110X</text:p>
        </text:list-item>
        <text:list-item>
          <text:p text:style-name="P371">BR2438120734484</text:p>
        </text:list-item>
        <text:list-item>
          <text:p text:style-name="P372">BR245421420274Z</text:p>
        </text:list-item>
        <text:list-item>
          <text:p text:style-name="P373">BR240687086599Y</text:p>
        </text:list-item>
        <text:list-item>
          <text:p text:style-name="P374">BR2401411464434</text:p>
        </text:list-item>
        <text:list-item>
          <text:p text:style-name="P375">BR243752901555F</text:p>
        </text:list-item>
        <text:list-item>
          <text:p text:style-name="P376">BR249755547037M</text:p>
        </text:list-item>
        <text:list-item>
          <text:p text:style-name="P377">BR248171621119K</text:p>
        </text:list-item>
        <text:list-item>
          <text:p text:style-name="P378">BR2469402805953</text:p>
        </text:list-item>
        <text:list-item>
          <text:p text:style-name="P379">BR243401074726M</text:p>
        </text:list-item>
        <text:list-item>
          <text:p text:style-name="P380">BR248828764674T</text:p>
        </text:list-item>
        <text:list-item>
          <text:p text:style-name="P381">BR240316080396J</text:p>
        </text:list-item>
        <text:list-item>
          <text:p text:style-name="P382">BR2447688452305</text:p>
        </text:list-item>
        <text:list-item>
          <text:p text:style-name="P383">BR2476797533153</text:p>
        </text:list-item>
        <text:list-item>
          <text:p text:style-name="P384">BR248459031070D</text:p>
        </text:list-item>
        <text:list-item>
          <text:p text:style-name="P385">BR247780286785D</text:p>
        </text:list-item>
        <text:list-item>
          <text:p text:style-name="P386">BR249864031807C</text:p>
        </text:list-item>
        <text:list-item>
          <text:p text:style-name="P387">BR245013530262M</text:p>
        </text:list-item>
        <text:list-item>
          <text:p text:style-name="P388">BR248082265371C</text:p>
        </text:list-item>
        <text:list-item>
          <text:p text:style-name="P389">BR241894389288I</text:p>
        </text:list-item>
        <text:list-item>
          <text:p text:style-name="P390">BR248508087961C</text:p>
        </text:list-item>
        <text:list-item>
          <text:p text:style-name="P391">BR2460483496360</text:p>
        </text:list-item>
        <text:list-item>
          <text:p text:style-name="P392">BR245861387093U</text:p>
        </text:list-item>
        <text:list-item>
          <text:p text:style-name="P393">BR249903550649H</text:p>
        </text:list-item>
        <text:list-item>
          <text:p text:style-name="P394">BR243458626426E</text:p>
        </text:list-item>
        <text:list-item>
          <text:p text:style-name="P395">BR242815208008C</text:p>
        </text:list-item>
        <text:list-item>
          <text:p text:style-name="P396">BR2433065553898</text:p>
        </text:list-item>
        <text:list-item>
          <text:p text:style-name="P397">BR2489787972144</text:p>
        </text:list-item>
        <text:list-item>
          <text:p text:style-name="P398">BR241428143139J</text:p>
        </text:list-item>
        <text:list-item>
          <text:p text:style-name="P399">BR244554107671I</text:p>
        </text:list-item>
        <text:list-item>
          <text:p text:style-name="P400">BR248111494333Y</text:p>
        </text:list-item>
        <text:list-item>
          <text:p text:style-name="P401">BR249881114896N</text:p>
        </text:list-item>
        <text:list-item>
          <text:p text:style-name="P402">BR243540277859T</text:p>
        </text:list-item>
        <text:list-item>
          <text:p text:style-name="P403">BR249732425647K</text:p>
        </text:list-item>
        <text:list-item>
          <text:p text:style-name="P404">BR243931551979T</text:p>
        </text:list-item>
        <text:list-item>
          <text:p text:style-name="P405">BR248592759073L</text:p>
        </text:list-item>
        <text:list-item>
          <text:p text:style-name="P406">BR242896151059N</text:p>
        </text:list-item>
        <text:list-item>
          <text:p text:style-name="P407">BR243334610735T</text:p>
        </text:list-item>
        <text:list-item>
          <text:p text:style-name="P408">BR2481929538795</text:p>
        </text:list-item>
        <text:list-item>
          <text:p text:style-name="P409">BR242640024474Y</text:p>
        </text:list-item>
        <text:list-item>
          <text:p text:style-name="P410">BR249972556366J</text:p>
        </text:list-item>
        <text:list-item>
          <text:p text:style-name="P411">BR247199002080C</text:p>
        </text:list-item>
        <text:list-item>
          <text:p text:style-name="P412">BR245926151897V</text:p>
        </text:list-item>
        <text:list-item>
          <text:p text:style-name="P413">BR240917097425W</text:p>
        </text:list-item>
        <text:list-item>
          <text:p text:style-name="P414">BR247468948784R</text:p>
        </text:list-item>
        <text:list-item>
          <text:p text:style-name="P415">BR244652481031Y</text:p>
        </text:list-item>
        <text:list-item>
          <text:p text:style-name="P416">BR243462940171R</text:p>
        </text:list-item>
        <text:list-item>
          <text:p text:style-name="P417">BR2494111600412</text:p>
        </text:list-item>
        <text:list-item>
          <text:p text:style-name="P418">BR240205308376V</text:p>
        </text:list-item>
        <text:list-item>
          <text:p text:style-name="P419">BR245724689208H</text:p>
        </text:list-item>
        <text:list-item>
          <text:p text:style-name="P420">BR2415012100910</text:p>
        </text:list-item>
        <text:list-item>
          <text:p text:style-name="P421">BR244205493931X</text:p>
        </text:list-item>
        <text:list-item>
          <text:p text:style-name="P422">BR242918810021M</text:p>
        </text:list-item>
        <text:list-item>
          <text:p text:style-name="P423">BR243810688142N</text:p>
        </text:list-item>
        <text:list-item>
          <text:p text:style-name="P424">BR247710626825Q</text:p>
        </text:list-item>
        <text:list-item>
          <text:p text:style-name="P425">BR243420927427U</text:p>
        </text:list-item>
        <text:list-item>
          <text:p text:style-name="P426">BR240524515359J</text:p>
        </text:list-item>
        <text:list-item>
          <text:p text:style-name="P427">BR246194340900K</text:p>
        </text:list-item>
        <text:list-item>
          <text:p text:style-name="P428">BR241540606440L</text:p>
        </text:list-item>
        <text:list-item>
          <text:p text:style-name="P429">BR2400176164321</text:p>
        </text:list-item>
        <text:list-item>
          <text:p text:style-name="P430">BR241924020264N</text:p>
        </text:list-item>
        <text:list-item>
          <text:p text:style-name="P431">BR245851911610T</text:p>
        </text:list-item>
        <text:list-item>
          <text:p text:style-name="P432">BR241100903830Z</text:p>
        </text:list-item>
        <text:list-item>
          <text:p text:style-name="P433">BR241157554778M</text:p>
        </text:list-item>
        <text:list-item>
          <text:p text:style-name="P434">BR246282601791K</text:p>
        </text:list-item>
        <text:list-item>
          <text:p text:style-name="P435">BR245803848605K</text:p>
        </text:list-item>
        <text:list-item>
          <text:p text:style-name="P436">BR243443443534X</text:p>
        </text:list-item>
        <text:list-item>
          <text:p text:style-name="P437">BR240179217616X</text:p>
        </text:list-item>
        <text:list-item>
          <text:p text:style-name="P438">BR242464099390Y</text:p>
        </text:list-item>
        <text:list-item>
          <text:p text:style-name="P439">BR244725762555X</text:p>
        </text:list-item>
        <text:list-item>
          <text:p text:style-name="P440">BR244590975683W</text:p>
        </text:list-item>
        <text:list-item>
          <text:p text:style-name="P441">BR248737609547E</text:p>
        </text:list-item>
        <text:list-item>
          <text:p text:style-name="P442">BR243058816967E</text:p>
        </text:list-item>
        <text:list-item>
          <text:p text:style-name="P443">BR2418736176752</text:p>
        </text:list-item>
        <text:list-item>
          <text:p text:style-name="P444">BR249522958700B</text:p>
        </text:list-item>
        <text:list-item>
          <text:p text:style-name="P445">BR246677956305O</text:p>
        </text:list-item>
        <text:list-item>
          <text:p text:style-name="P446">BR245996879771N</text:p>
        </text:list-item>
        <text:list-item>
          <text:p text:style-name="P447">BR243406299756D</text:p>
        </text:list-item>
        <text:list-item>
          <text:p text:style-name="P448">BR241615574438K</text:p>
        </text:list-item>
        <text:list-item>
          <text:p text:style-name="P449">BR247973732772H</text:p>
        </text:list-item>
        <text:list-item>
          <text:p text:style-name="P450">BR2447063006613</text:p>
        </text:list-item>
        <text:list-item>
          <text:p text:style-name="P451">BR247047128082O</text:p>
        </text:list-item>
        <text:list-item>
          <text:p text:style-name="P452">BR241008483056C</text:p>
        </text:list-item>
        <text:list-item>
          <text:p text:style-name="P453">BR243382750708N</text:p>
        </text:list-item>
        <text:list-item>
          <text:p text:style-name="P454">BR240322906726D</text:p>
        </text:list-item>
        <text:list-item>
          <text:p text:style-name="P455">BR240376655571R</text:p>
        </text:list-item>
        <text:list-item>
          <text:p text:style-name="P456">BR249883125776O</text:p>
        </text:list-item>
        <text:list-item>
          <text:p text:style-name="P457">BR240038932551S</text:p>
        </text:list-item>
        <text:list-item>
          <text:p text:style-name="P458">BR242599013989L</text:p>
        </text:list-item>
        <text:list-item>
          <text:p text:style-name="P459">BR242446976690J</text:p>
        </text:list-item>
        <text:list-item>
          <text:p text:style-name="P460">BR2499599541402</text:p>
        </text:list-item>
        <text:list-item>
          <text:p text:style-name="P461">BR241634399323E</text:p>
        </text:list-item>
        <text:list-item>
          <text:p text:style-name="P462">BR246946889448P</text:p>
        </text:list-item>
        <text:list-item>
          <text:p text:style-name="P463">BR242554008432J</text:p>
        </text:list-item>
        <text:list-item>
          <text:p text:style-name="P464">BR245039937020M</text:p>
        </text:list-item>
        <text:list-item>
          <text:p text:style-name="P465">BR241162987219S</text:p>
        </text:list-item>
        <text:list-item>
          <text:p text:style-name="P466">BR249667054831Z</text:p>
        </text:list-item>
        <text:list-item>
          <text:p text:style-name="P467">BR245258785423P</text:p>
        </text:list-item>
        <text:list-item>
          <text:p text:style-name="P468">BR247590867893P</text:p>
        </text:list-item>
        <text:list-item>
          <text:p text:style-name="P469">BR2475228512820</text:p>
        </text:list-item>
        <text:list-item>
          <text:p text:style-name="P470">BR2423585522808</text:p>
        </text:list-item>
        <text:list-item>
          <text:p text:style-name="P471">BR246625442794T</text:p>
        </text:list-item>
        <text:list-item>
          <text:p text:style-name="P472">BR243519698246Q</text:p>
        </text:list-item>
        <text:list-item>
          <text:p text:style-name="P473">BR245795593772G</text:p>
        </text:list-item>
        <text:list-item>
          <text:p text:style-name="P474">BR243210360965X</text:p>
        </text:list-item>
        <text:list-item>
          <text:p text:style-name="P475">BR2438956322834</text:p>
        </text:list-item>
        <text:list-item>
          <text:p text:style-name="P476">BR243053249583P</text:p>
        </text:list-item>
        <text:list-item>
          <text:p text:style-name="P477">BR2457815426903</text:p>
        </text:list-item>
        <text:list-item>
          <text:p text:style-name="P478">BR241293576783D</text:p>
        </text:list-item>
        <text:list-item>
          <text:p text:style-name="P479">BR244260170571Y</text:p>
        </text:list-item>
        <text:list-item>
          <text:p text:style-name="P480">BR242547312041E</text:p>
        </text:list-item>
        <text:list-item>
          <text:p text:style-name="P481">BR244818970790Q</text:p>
        </text:list-item>
        <text:list-item>
          <text:p text:style-name="P482">BR240902556103C</text:p>
        </text:list-item>
        <text:list-item>
          <text:p text:style-name="P483">BR2418071611770</text:p>
        </text:list-item>
        <text:list-item>
          <text:p text:style-name="P484">BR249849716245L</text:p>
        </text:list-item>
        <text:list-item>
          <text:p text:style-name="P485">BR249467413051K</text:p>
        </text:list-item>
        <text:list-item>
          <text:p text:style-name="P486">BR247880087475E</text:p>
        </text:list-item>
        <text:list-item>
          <text:p text:style-name="P487">BR245153385185E</text:p>
        </text:list-item>
        <text:list-item>
          <text:p text:style-name="P488">BR241553118496J</text:p>
        </text:list-item>
        <text:list-item>
          <text:p text:style-name="P489">BR2442700361173</text:p>
        </text:list-item>
        <text:list-item>
          <text:p text:style-name="P490">BR244903902576O</text:p>
        </text:list-item>
        <text:list-item>
          <text:p text:style-name="P491">BR2403891319701</text:p>
        </text:list-item>
        <text:list-item>
          <text:p text:style-name="P492">BR243188976044W</text:p>
        </text:list-item>
        <text:list-item>
          <text:p text:style-name="P493">BR241549964742Z</text:p>
        </text:list-item>
        <text:list-item>
          <text:p text:style-name="P494">BR244501928195U</text:p>
        </text:list-item>
        <text:list-item>
          <text:p text:style-name="P495">BR2450605276738</text:p>
        </text:list-item>
        <text:list-item>
          <text:p text:style-name="P496">BR242106950325K</text:p>
        </text:list-item>
        <text:list-item>
          <text:p text:style-name="P497">BR248176144880P</text:p>
        </text:list-item>
        <text:list-item>
          <text:p text:style-name="P498">BR245852357576X</text:p>
        </text:list-item>
        <text:list-item>
          <text:p text:style-name="P499">BR244719624919V</text:p>
        </text:list-item>
        <text:list-item>
          <text:p text:style-name="P500">BR241687257864P</text:p>
        </text:list-item>
        <text:list-item>
          <text:p text:style-name="P501">BR249146375624W</text:p>
        </text:list-item>
        <text:list-item>
          <text:p text:style-name="P502">BR2458511831411</text:p>
        </text:list-item>
        <text:list-item>
          <text:p text:style-name="P503">BR243327140576N</text:p>
        </text:list-item>
        <text:list-item>
          <text:p text:style-name="P504">BR247131398087B</text:p>
        </text:list-item>
        <text:list-item>
          <text:p text:style-name="P505">BR241596778649Z</text:p>
        </text:list-item>
        <text:list-item>
          <text:p text:style-name="P506">BR2452158531883</text:p>
        </text:list-item>
        <text:list-item>
          <text:p text:style-name="P507">BR246101926870W</text:p>
        </text:list-item>
        <text:list-item>
          <text:p text:style-name="P508">BR248230546226U</text:p>
        </text:list-item>
        <text:list-item>
          <text:p text:style-name="P509">BR247872553457V</text:p>
        </text:list-item>
        <text:list-item>
          <text:p text:style-name="P510">BR2484422407620</text:p>
        </text:list-item>
        <text:list-item>
          <text:p text:style-name="P511">BR2482790108532</text:p>
        </text:list-item>
        <text:list-item>
          <text:p text:style-name="P512">BR2435906129675</text:p>
        </text:list-item>
        <text:list-item>
          <text:p text:style-name="P513">BR248983877828N</text:p>
        </text:list-item>
        <text:list-item>
          <text:p text:style-name="P514">BR244431422106W</text:p>
        </text:list-item>
        <text:list-item>
          <text:p text:style-name="P515">BR242302879261T</text:p>
        </text:list-item>
        <text:list-item>
          <text:p text:style-name="P516">BR2423608862239</text:p>
        </text:list-item>
        <text:list-item>
          <text:p text:style-name="P517">BR247950931811J</text:p>
        </text:list-item>
        <text:list-item>
          <text:p text:style-name="P518">BR242336198029V</text:p>
        </text:list-item>
        <text:list-item>
          <text:p text:style-name="P519">BR2495084436880</text:p>
        </text:list-item>
        <text:list-item>
          <text:p text:style-name="P520">BR245726889382U</text:p>
        </text:list-item>
        <text:list-item>
          <text:p text:style-name="P521">BR243443750142V</text:p>
        </text:list-item>
        <text:list-item>
          <text:p text:style-name="P522">BR245076455178Q</text:p>
        </text:list-item>
        <text:list-item>
          <text:p text:style-name="P523">BR240309832179F</text:p>
        </text:list-item>
        <text:list-item>
          <text:p text:style-name="P524">BR243911118927O</text:p>
        </text:list-item>
        <text:list-item>
          <text:p text:style-name="P525">BR243961375102D</text:p>
        </text:list-item>
        <text:list-item>
          <text:p text:style-name="P526">BR2425570712190</text:p>
        </text:list-item>
        <text:list-item>
          <text:p text:style-name="P527">BR243634198579N</text:p>
        </text:list-item>
        <text:list-item>
          <text:p text:style-name="P528">BR2410142254856</text:p>
        </text:list-item>
        <text:list-item>
          <text:p text:style-name="P529">BR244834254396F</text:p>
        </text:list-item>
        <text:list-item>
          <text:p text:style-name="P530">BR240986410136S</text:p>
        </text:list-item>
        <text:list-item>
          <text:p text:style-name="P531">BR241560483283G</text:p>
        </text:list-item>
        <text:list-item>
          <text:p text:style-name="P532">BR244062856249H</text:p>
        </text:list-item>
        <text:list-item>
          <text:p text:style-name="P533">BR246300093899P</text:p>
        </text:list-item>
        <text:list-item>
          <text:p text:style-name="P534">BR248381591028N</text:p>
        </text:list-item>
        <text:list-item>
          <text:p text:style-name="P535">BR2454167871408</text:p>
        </text:list-item>
        <text:list-item>
          <text:p text:style-name="P536">BR242957323861Z</text:p>
        </text:list-item>
        <text:list-item>
          <text:p text:style-name="P537">BR245060156962R</text:p>
        </text:list-item>
        <text:list-item>
          <text:p text:style-name="P538">BR2473616785295</text:p>
        </text:list-item>
        <text:list-item>
          <text:p text:style-name="P539">BR243303138622K</text:p>
        </text:list-item>
        <text:list-item>
          <text:p text:style-name="P540">BR2490086581718</text:p>
        </text:list-item>
        <text:list-item>
          <text:p text:style-name="P541">BR240286937021M</text:p>
        </text:list-item>
        <text:list-item>
          <text:p text:style-name="P542">BR2407517357311</text:p>
        </text:list-item>
        <text:list-item>
          <text:p text:style-name="P543">BR244926523369N</text:p>
        </text:list-item>
        <text:list-item>
          <text:p text:style-name="P544">BR249326524115D</text:p>
        </text:list-item>
        <text:list-item>
          <text:p text:style-name="P545">BR2469296880990</text:p>
        </text:list-item>
        <text:list-item>
          <text:p text:style-name="P546">BR2416464144362</text:p>
        </text:list-item>
        <text:list-item>
          <text:p text:style-name="P547">BR245949134182V</text:p>
        </text:list-item>
        <text:list-item>
          <text:p text:style-name="P548">BR2435410855216</text:p>
        </text:list-item>
        <text:list-item>
          <text:p text:style-name="P549">BR240497621754L</text:p>
        </text:list-item>
        <text:list-item>
          <text:p text:style-name="P550">BR248495755989A</text:p>
        </text:list-item>
        <text:list-item>
          <text:p text:style-name="P551">BR244806553053U</text:p>
        </text:list-item>
        <text:list-item>
          <text:p text:style-name="P552">BR240150477293Y</text:p>
        </text:list-item>
        <text:list-item>
          <text:p text:style-name="P553">BR246609753870T</text:p>
        </text:list-item>
        <text:list-item>
          <text:p text:style-name="P554">BR246004255165R</text:p>
        </text:list-item>
        <text:list-item>
          <text:p text:style-name="P555">BR248902986033W</text:p>
        </text:list-item>
        <text:list-item>
          <text:p text:style-name="P556">BR2441405841927</text:p>
        </text:list-item>
        <text:list-item>
          <text:p text:style-name="P557">BR240154534473Y</text:p>
        </text:list-item>
        <text:list-item>
          <text:p text:style-name="P558">BR245746098704T</text:p>
        </text:list-item>
        <text:list-item>
          <text:p text:style-name="P559">BR245144288071O</text:p>
        </text:list-item>
        <text:list-item>
          <text:p text:style-name="P560">BR248529224798S</text:p>
        </text:list-item>
        <text:list-item>
          <text:p text:style-name="P561">BR249618033515H</text:p>
        </text:list-item>
        <text:list-item>
          <text:p text:style-name="P562">BR241010877259J</text:p>
        </text:list-item>
        <text:list-item>
          <text:p text:style-name="P563">BR246383540548B</text:p>
        </text:list-item>
        <text:list-item>
          <text:p text:style-name="P564">BR2432778330567</text:p>
        </text:list-item>
        <text:list-item>
          <text:p text:style-name="P565">BR240126570784E</text:p>
        </text:list-item>
        <text:list-item>
          <text:p text:style-name="P566">BR242297447514F</text:p>
        </text:list-item>
        <text:list-item>
          <text:p text:style-name="P567">BR245820966575G</text:p>
        </text:list-item>
        <text:list-item>
          <text:p text:style-name="P568">BR248149270583T</text:p>
        </text:list-item>
        <text:list-item>
          <text:p text:style-name="P569">BR248302640803H</text:p>
        </text:list-item>
        <text:list-item>
          <text:p text:style-name="P570">BR242952681871A</text:p>
        </text:list-item>
        <text:list-item>
          <text:p text:style-name="P571"><text:span text:style-name="T572">BR246819644309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2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71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195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2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2T18:32:00Z</meta:creation-date>
    <dc:date>2024-07-12T18:3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665" meta:character-count="4248" meta:row-count="29" meta:non-whitespace-character-count="3591"/>
  </office:meta>
</office:document-meta>
</file>